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16cb3"/>
    </style:style>
    <style:style style:name="P2" style:family="paragraph" style:parent-style-name="Standard">
      <style:paragraph-properties fo:text-align="end" style:justify-single-word="false"/>
      <style:text-properties officeooo:rsid="00116cb3" officeooo:paragraph-rsid="00116cb3"/>
    </style:style>
    <style:style style:name="P3" style:family="paragraph" style:parent-style-name="Standard">
      <style:paragraph-properties fo:text-align="justify" style:justify-single-word="false"/>
      <style:text-properties officeooo:rsid="00116cb3" officeooo:paragraph-rsid="00116cb3"/>
    </style:style>
    <style:style style:name="P4" style:family="paragraph" style:parent-style-name="Standard">
      <style:paragraph-properties fo:text-align="end" style:justify-single-word="false"/>
      <style:text-properties fo:font-weight="bold" officeooo:rsid="00116cb3" officeooo:paragraph-rsid="00116cb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16cb3" officeooo:paragraph-rsid="00116cb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6cb3" officeooo:paragraph-rsid="00116cb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16cb3" officeooo:paragraph-rsid="00116cb3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16cb3" officeooo:paragraph-rsid="00116cb3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1c034"/>
    </style:style>
    <style:style style:name="T3" style:family="text">
      <style:text-properties fo:font-weight="bold" officeooo:rsid="00116cb3" style:font-weight-asian="bold" style:font-weight-complex="bold"/>
    </style:style>
    <style:style style:name="T4" style:family="text">
      <style:text-properties fo:font-weight="normal" officeooo:rsid="0011c034" style:font-weight-asian="normal" style:font-weight-complex="normal"/>
    </style:style>
    <style:style style:name="T5" style:family="text">
      <style:text-properties fo:font-weight="normal" officeooo:rsid="00116cb3" style:font-weight-asian="normal" style:font-weight-complex="normal"/>
    </style:style>
    <style:style style:name="T6" style:family="text">
      <style:text-properties fo:color="#000000" loext:opacity="100%" fo:font-weight="normal" officeooo:rsid="00116cb3" style:font-weight-asian="normal" style:font-weight-complex="normal"/>
    </style:style>
    <style:style style:name="T7" style:family="text">
      <style:text-properties fo:color="#000000" loext:opacity="100%" style:text-underline-style="none" fo:font-weight="normal" officeooo:rsid="00116c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 d’Educació Secundària Joan Ramis i Ramis</text:p>
      <text:p text:style-name="P1"><text:span text:style-name="T3">Adreça: </text:span><text:a xlink:type="simple" xlink:href="https://www.google.com/maps/place//data=!4m2!3m1!1s0x1295879499ca9293:0x67689d7fe11f1c6f?sa=X&amp;ved=1t:8290&amp;ictx=111" text:style-name="Internet_20_link" text:visited-style-name="Visited_20_Internet_20_Link"><text:span text:style-name="T7">Av. de Vives Llull, 15, 07703 Maó, Illes Balears</text:span></text:a></text:p>
      <text:p text:style-name="P4">Telèfon: <text:span text:style-name="T4">971360133</text:span></text:p>
      <text:p text:style-name="P1"><text:span text:style-name="T3">Correu electrònic: </text:span><text:a xlink:type="simple" xlink:href="mailto:iesjoanramisiramis@educaib.eu" text:style-name="Internet_20_link" text:visited-style-name="Visited_20_Internet_20_Link">iesjoanramisiramis@educaib.eu</text:a></text:p>
      <text:p text:style-name="P4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 qui correspongui,</text:p>
      <text:p text:style-name="P7"/>
      <text:p text:style-name="P7">El/ la secretari/ària del centre, Marta Pons Vidal, certifica que els següents alumnes estan cursant els estudis de 1<text:span text:style-name="T1">r</text:span> de Sistemes Microinformàtics i Xarxes (SMX) en aquest centre durant el curs acadèmic 2024-2025:</text:p>
      <text:p text:style-name="P7"/>
      <text:list text:style-name="L1">
        <text:list-item>
          <text:p text:style-name="P8">Jaume Bosch Pons</text:p>
        </text:list-item>
        <text:list-item>
          <text:p text:style-name="P8">Gerard Vinent Sintes </text:p>
        </text:list-item>
        <text:list-item>
          <text:p text:style-name="P8">Lluna Mascaro Vidal</text:p>
        </text:list-item>
        <text:list-item>
          <text:p text:style-name="P8">Nil Gomila Vinent</text:p>
        </text:list-item>
        <text:list-item>
          <text:p text:style-name="P8">Laia Pons Pons</text:p>
        </text:list-item>
      </text:list>
      <text:p text:style-name="P7"/>
      <text:p text:style-name="P3"/>
      <text:p text:style-name="P3">Aquest certificat es lliura a petició dels interessats per als efectes que es considerin oportuns.</text:p>
      <text:p text:style-name="P3"/>
      <text:p text:style-name="P3"/>
      <text:p text:style-name="P3"/>
      <text:p text:style-name="P3">Maó, 12 de novembre de 2024</text:p>
      <text:p text:style-name="P3"/>
      <text:p text:style-name="P3"/>
      <text:p text:style-name="P5">Signat:</text:p>
      <text:p text:style-name="P3">Marta Pons Vidal </text:p>
      <text:p text:style-name="P3">Institut d’Educació Secundària Joan Ramis i Ram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fo:background-color="#fff5ce" style:writing-mode="lr-tb" draw:fill="solid" draw:fill-color="#fff5c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5c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20:24.533801798</meta:creation-date>
    <dc:date>2024-11-12T08:38:55.401543212</dc:date>
    <meta:editing-duration>PT7M38S</meta:editing-duration>
    <meta:editing-cycles>1</meta:editing-cycles>
    <meta:document-statistic meta:table-count="0" meta:image-count="0" meta:object-count="0" meta:page-count="1" meta:paragraph-count="16" meta:word-count="110" meta:character-count="694" meta:non-whitespace-character-count="603"/>
    <meta:generator>LibreOffice/24.2.6.2$Linux_X86_64 LibreOffice_project/420$Build-2</meta:generator>
  </office:meta>
</office:document-meta>
</file>